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3368.73" calcext:value-type="float">
            <text:p>-3368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1585.67" calcext:value-type="float">
            <text:p>-1585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3])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368.73" calcext:value-type="float">
            <text:p>-3368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3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3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3"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3])" office:value-type="float" office:value="137.34" calcext:value-type="float">
            <text:p>137.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3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3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7:.C19])" office:value-type="float" office:value="491.04" calcext:value-type="float">
            <text:p>4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3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3:.C25])" office:value-type="float" office:value="329.5" calcext:value-type="float">
            <text:p>329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21])" office:value-type="float" office:value="628.38" calcext:value-type="float">
            <text:p>628.38</text:p>
          </table:table-cell>
          <table:table-cell table:formula="of:=SUM([.D1:.D27])" office:value-type="float" office:value="957.88" calcext:value-type="float">
            <text:p>957.8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32:.C37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28];[.D38])" office:value-type="float" office:value="896.88" calcext:value-type="float">
            <text:p>896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00-00-00</text:date>, <text:time style:data-style-name="N2" text:time-value="20:09:59.948950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20:10:57.602149281</dc:date>
    <meta:editing-duration>P1DT1H4M38S</meta:editing-duration>
    <meta:editing-cycles>136</meta:editing-cycles>
    <meta:generator>LibreOffice/5.1.6.2$Linux_X86_64 LibreOffice_project/10m0$Build-2</meta:generator>
    <meta:document-statistic meta:table-count="4" meta:cell-count="448" meta:object-count="0"/>
  </office:meta>
</office:document-meta>
</file>